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4"/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Prizes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Airport</text:p>
          </table:table-cell>
          <table:table-cell table:style-name="ce3" office:value-type="string" calcext:value-type="string">
            <text:p>Uniform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Gamm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LC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C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GY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RU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UD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DG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PH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L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JE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UB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US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DI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HN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EF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RK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T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D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YO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IX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CQ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KG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F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N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F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ZRH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50:28.0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23:45:37.674000000</meta:creation-date>
    <dc:date>2022-12-18T23:50:34.375000000</dc:date>
    <meta:editing-duration>PT58S</meta:editing-duration>
    <meta:editing-cycles>3</meta:editing-cycles>
    <meta:generator>LibreOffice/6.2.4.2$Windows_X86_64 LibreOffice_project/2412653d852ce75f65fbfa83fb7e7b669a126d64</meta:generator>
    <meta:document-statistic meta:table-count="1" meta:cell-count="117" meta:object-count="0"/>
  </office:meta>
</office:document-meta>
</file>